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530" officeooo:paragraph-rsid="00027530"/>
    </style:style>
    <style:style style:name="P2" style:family="paragraph" style:parent-style-name="Standard" style:list-style-name="L1">
      <style:text-properties officeooo:rsid="00027530" officeooo:paragraph-rsid="00027530"/>
    </style:style>
    <style:style style:name="P3" style:family="paragraph" style:parent-style-name="Standard" style:list-style-name="L1">
      <style:text-properties officeooo:rsid="00028195" officeooo:paragraph-rsid="00028195"/>
    </style:style>
    <style:style style:name="T1" style:family="text">
      <style:text-properties officeooo:rsid="000281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or usage</text:p>
      <text:p text:style-name="P1"/>
      <text:p text:style-name="P1">Building an immutable network of Actors</text:p>
      <text:list xml:id="list6340101096538795087" text:style-name="L1">
        <text:list-item>
          <text:p text:style-name="P2">Build scaffold: mutable network of cores of actors</text:p>
          <text:list>
            <text:list-item>
              <text:p text:style-name="P3">Actor subclass: CoreActor</text:p>
            </text:list-item>
            <text:list-item>
              <text:p text:style-name="P2">cores extend a marker trait – Core?</text:p>
              <text:list>
                <text:list-item>
                  <text:p text:style-name="P3">Core base trait</text:p>
                  <text:list>
                    <text:list-item>
                      <text:p text:style-name="P3">The anticorruption layer – via mapping</text:p>
                    </text:list-item>
                    <text:list-item>
                      <text:p text:style-name="P3">implements receive and send methods</text:p>
                    </text:list-item>
                    <text:list-item>
                      <text:p text:style-name="P3">Receive: message sender is mapped from Actor ref to Core ref</text:p>
                    </text:list-item>
                    <text:list-item>
                      <text:p text:style-name="P3">Send: recipients are mapped from Core to Actor </text:p>
                    </text:list-item>
                    <text:list-item>
                      <text:p text:style-name="P3">map is in Core companion object (singleton)</text:p>
                    </text:list-item>
                  </text:list>
                </text:list-item>
                <text:list-item>
                  <text:p text:style-name="P2">Example: Sudoku5 Cell and CellSet</text:p>
                  <text:list>
                    <text:list-item>
                      <text:p text:style-name="P2">Cells reference CellSets and vice versa: this forms the scaffold network</text:p>
                    </text:list-item>
                  </text:list>
                </text:list-item>
              </text:list>
            </text:list-item>
            <text:list-item>
              <text:p text:style-name="P2">Cores are mutable during build</text:p>
            </text:list-item>
          </text:list>
        </text:list-item>
        <text:list-item>
          <text:p text:style-name="P3">Instantiate CoreActors with cores as Props argu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26:42.724860351</meta:creation-date>
    <meta:editing-duration>PT19S</meta:editing-duration>
    <meta:editing-cycles>2</meta:editing-cycles>
    <meta:generator>LibreOffice/4.2.8.2$Linux_X86_64 LibreOffice_project/420m0$Build-2</meta:generator>
    <dc:date>2016-05-01T16:41:51.904368817</dc:date>
    <meta:document-statistic meta:table-count="0" meta:image-count="0" meta:object-count="0" meta:page-count="1" meta:paragraph-count="15" meta:word-count="105" meta:character-count="597" meta:non-whitespace-character-count="517"/>
  </office:meta>
</office:document-meta>
</file>